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leaf_sala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mushroom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5">
          <table:table-cell office:value-type="string">
            <text:p>cold_sala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mushroom_gummie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/09/2024</text:date>, <text:time>23:5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6T23:55:41.71</dc:date>
    <dc:creator>Summer </dc:creator>
    <meta:generator>OpenOffice/4.1.15$Win32 OpenOffice.org_project/4115m2$Build-9813</meta:generator>
    <meta:editing-duration>PT1H50M15S</meta:editing-duration>
    <meta:editing-cycles>18</meta:editing-cycles>
    <meta:document-statistic meta:table-count="2" meta:cell-count="199" meta:object-count="0"/>
  </office:meta>
</office:document-meta>
</file>